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size="12pt" fo:font-weight="bold" officeooo:rsid="001629cc" officeooo:paragraph-rsid="001629cc" style:font-size-asian="10.5pt" style:font-weight-asian="bold" style:font-size-complex="12pt" style:font-weight-complex="bold"/>
    </style:style>
    <style:style style:name="P2" style:family="paragraph" style:parent-style-name="Standard">
      <style:text-properties officeooo:rsid="001629cc" officeooo:paragraph-rsid="001629cc"/>
    </style:style>
    <style:style style:name="P3" style:family="paragraph" style:parent-style-name="Standard">
      <style:text-properties fo:font-weight="bold" officeooo:rsid="001629cc" officeooo:paragraph-rsid="001629cc" style:font-weight-asian="bold" style:font-weight-complex="bold"/>
    </style:style>
    <style:style style:name="P4" style:family="paragraph" style:parent-style-name="Text_20_body">
      <style:text-properties fo:font-size="12pt" fo:font-weight="bold" officeooo:rsid="001629cc" officeooo:paragraph-rsid="001629cc" style:font-size-asian="10.5pt" style:font-weight-asian="bold" style:font-size-complex="12pt" style:font-weight-complex="bold"/>
    </style:style>
    <style:style style:name="P5" style:family="paragraph" style:parent-style-name="Text_20_body">
      <style:text-properties fo:font-size="12pt" fo:font-weight="bold" officeooo:rsid="001682d1" officeooo:paragraph-rsid="001682d1" style:font-size-asian="10.5pt" style:font-weight-asian="bold" style:font-size-complex="12pt" style:font-weight-complex="bold"/>
    </style:style>
    <style:style style:name="P6" style:family="paragraph" style:parent-style-name="Text_20_body">
      <style:text-properties fo:font-weight="bold" officeooo:rsid="0016ec4e" officeooo:paragraph-rsid="0016ec4e" style:font-weight-asian="bold" style:font-weight-complex="bold"/>
    </style:style>
    <style:style style:name="P7" style:family="paragraph" style:parent-style-name="Text_20_body">
      <style:text-properties fo:font-weight="bold" officeooo:rsid="001adf72" officeooo:paragraph-rsid="001adf72" style:font-weight-asian="bold" style:font-weight-complex="bold"/>
    </style:style>
    <style:style style:name="P8" style:family="paragraph" style:parent-style-name="Text_20_body">
      <style:text-properties fo:font-weight="normal" officeooo:rsid="001682d1" officeooo:paragraph-rsid="001682d1" style:font-weight-asian="normal" style:font-weight-complex="normal"/>
    </style:style>
    <style:style style:name="P9" style:family="paragraph" style:parent-style-name="Text_20_body">
      <style:paragraph-properties fo:break-before="page"/>
      <style:text-properties fo:font-weight="normal" officeooo:rsid="001682d1" officeooo:paragraph-rsid="001682d1" style:font-weight-asian="normal" style:font-weight-complex="normal"/>
    </style:style>
    <style:style style:name="P10" style:family="paragraph" style:parent-style-name="Text_20_body">
      <style:text-properties officeooo:paragraph-rsid="001adf72"/>
    </style:style>
    <style:style style:name="P11" style:family="paragraph" style:parent-style-name="Text_20_body">
      <style:text-properties officeooo:rsid="001d4cc9" officeooo:paragraph-rsid="001d4c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a074" style:font-weight-asian="normal" style:font-weight-complex="normal"/>
    </style:style>
    <style:style style:name="T3" style:family="text">
      <style:text-properties fo:font-weight="normal" officeooo:rsid="001a06c6" style:font-weight-asian="normal" style:font-weight-complex="normal"/>
    </style:style>
    <style:style style:name="T4" style:family="text">
      <style:text-properties fo:font-weight="normal" officeooo:rsid="001adf72" style:font-weight-asian="normal" style:font-weight-complex="normal"/>
    </style:style>
    <style:style style:name="T5" style:family="text">
      <style:text-properties officeooo:rsid="0016ec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TWEEN selecciona valores en un rango. Pueden ser numeros, textos, o fechas.</text:p>
      <text:p text:style-name="P2">El operador es inclusivo: incluye los valores de inicio y final.</text:p>
      <text:p text:style-name="P2"/>
      <text:p text:style-name="P2">Ejemplo:</text:p>
      <text:p text:style-name="P2"/>
      <text:p text:style-name="P2">Selecciona todos los productos con un precio entre 10 y 20:</text:p>
      <text:p text:style-name="P2"/>
      <text:p text:style-name="P2">SELECT * FROM Products<text:line-break/>WHERE Price BETWEEN 10 AND 20; </text:p>
      <text:p text:style-name="P2"/>
      <text:p text:style-name="P3">SINTAXIS</text:p>
      <text:p text:style-name="P3"><text:span text:style-name="T1">SELECT </text:span><text:span text:style-name="Emphasis"><text:span text:style-name="T1">column_name(s)</text:span></text:span><text:span text:style-name="T1"><text:line-break/>FROM </text:span><text:span text:style-name="Emphasis"><text:span text:style-name="T1">table_name</text:span></text:span><text:span text:style-name="T1"><text:line-break/>WHERE </text:span><text:span text:style-name="Emphasis"><text:span text:style-name="T1">column_name </text:span></text:span><text:span text:style-name="T1">BETWEEN </text:span><text:span text:style-name="Emphasis"><text:span text:style-name="T1">value1</text:span></text:span><text:span text:style-name="T1"> AND </text:span><text:span text:style-name="Emphasis"><text:span text:style-name="T1">value2;</text:span></text:span><text:span text:style-name="T1">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NOT BETWEEN</text:p>
      <text:p text:style-name="P3"><text:span text:style-name="T1"/></text:p>
      <text:p text:style-name="P3"><text:span text:style-name="T1">Para enseñar los productos FUERA del rango, usamos NOT BETWEEN:</text:span></text:p>
      <text:p text:style-name="P3"><text:span text:style-name="T1"/></text:p>
      <text:p text:style-name="P3"><text:span text:style-name="T1">SELECT * FROM Products<text:line-break/>WHERE Price NOT BETWEEN 10 AND 20; </text:span></text:p>
      <text:p text:style-name="P3"><text:span text:style-name="T1"/></text:p>
      <text:p text:style-name="P3"><text:span text:style-name="T1"/></text:p>
      <text:h text:style-name="P1" text:outline-level="2">BETWEEN <text:span text:style-name="T1">with </text:span>IN</text:h>
      <text:p text:style-name="P4"><text:span text:style-name="T1">Devuelve todos los productos con un precio entre 10 y 20, y, además , que su CategoryID sea 1,2, o 3:</text:span></text:p>
      <text:p text:style-name="P4"><text:span text:style-name="T1">SELECT * FROM Products<text:line-break/>WHERE Price BETWEEN 10 AND 20<text:line-break/>AND CategoryID IN (1,2,3); </text:span></text:p>
      <text:p text:style-name="P4"><text:span text:style-name="T1"/></text:p>
      <text:p text:style-name="P5">valores de texto con BETWEEN </text:p>
      <text:p text:style-name="P8">Devuelve todos los productos con un ProductName ordenado <text:span text:style-name="T5">alfabéticamente</text:span> entre Carnarvon Tigers y Mozzarella di Giovanni:</text:p>
      <text:p text:style-name="P8">SELECT * FROM Products<text:line-break/>WHERE ProductName BETWEEN 'Carnarvon Tigers' AND 'Mozzarella di Giovanni'<text:line-break/>ORDER BY ProductName; </text:p>
      <text:p text:style-name="P9"/>
      <text:p text:style-name="P6">valores de texto con NOT BETWEEN</text:p>
      <text:p text:style-name="P6"><text:span text:style-name="T1"/></text:p>
      <text:p text:style-name="P6"><text:span text:style-name="T1">Devuelve todos los productos con un ProductName </text:span><text:span text:style-name="T2">que NO esté entre Carnarvon Tigers y </text:span><text:span text:style-name="T3">M</text:span><text:span text:style-name="T2">ozzarella di Giovanni</text:span></text:p>
      <text:p text:style-name="P6"><text:span text:style-name="T2"/></text:p>
      <text:p text:style-name="P6"><text:span text:style-name="T2">SELECT * FROM Products<text:line-break/>WHERE ProductName NOT BETWEEN 'Carnarvon Tigers' AND 'Mozzarella di Giovanni'<text:line-break/>ORDER BY ProductName; </text:span></text:p>
      <text:p text:style-name="P6"><text:span text:style-name="T2"/></text:p>
      <text:p text:style-name="P6"/>
      <text:p text:style-name="P7">BETWEEN DATES</text:p>
      <text:p text:style-name="P10"><text:span text:style-name="T4">Devuelve todos los pedidos con un OrderDate entre <text:s/></text:span><text:span text:style-name="T1">'01-July-1996' </text:span><text:span text:style-name="T4"><text:s/>y '31-July-1996' :</text:span></text:p>
      <text:p text:style-name="P10"><text:span text:style-name="T4">SELECT * FROM Orders<text:line-break/>WHERE OrderDate BETWEEN #07/01/1996# AND #07/31/1996#; </text:span></text:p>
      <text:p text:style-name="P10"><text:span text:style-name="T4"/></text:p>
      <text:p text:style-name="P11"><text:span text:style-name="T4">O </text:span><text:span text:style-name="T1">también se puede hacer:</text:span></text:p>
      <text:p text:style-name="P11"><text:span text:style-name="T1">SELECT * FROM Orders<text:line-break/>WHERE OrderDate BETWEEN '1996-07-01' AND '1996-07-31';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3:39:57.571000000</meta:creation-date>
    <dc:date>2024-02-22T13:46:37.817000000</dc:date>
    <meta:editing-duration>PT6M37S</meta:editing-duration>
    <meta:editing-cycles>8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4" meta:word-count="233" meta:character-count="1487" meta:non-whitespace-character-count="1267"/>
  </office:meta>
</office:document-meta>
</file>